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</office:automatic-styles>
  <office:body>
    <office:text>
      <text:h text:style-name="Heading_20_2" text:outline-level="2">个人信息</text:h>
      <text:list text:style-name="L1">
        <text:list-item>
          <text:p text:style-name="P1">姓名: 王永杰</text:p>
        </text:list-item>
        <text:list-item>
          <text:p text:style-name="P1">Mobile: 138-114-00444/170-9014-9189/136-0124-0624</text:p>
        </text:list-item>
        <text:list-item>
          <text:p text:style-name="P1">Email&amp;Gtalk&amp;MSN&amp;QQ: yongjiemail@gmail.com</text:p>
        </text:list-item>
      </text:list>
      <text:h text:style-name="Heading_20_2" text:outline-level="2">基本状况</text:h>
      <text:p text:style-name="First_20_paragraph">硕士学位，近八年工作经验，十年软件开发项目经验，六年+Android平台开发经验，近五年 Android架构和团队管理经验。19个月OPhone平台，19个月Android智能机顶盒，涉及 Multimedia，Framework，输入法，原生应用，微酷和酷6，京东彩票等应用。Android平台 团队建设、技术体系和研发环境部署经验丰富，熟练掌握各种SCM工具搭建和配置。</text:p>
      <text:h text:style-name="Heading_20_2" text:outline-level="2">能力概括</text:h>
      <text:list text:style-name="L2">
        <text:list-item>
          <text:p text:style-name="P2">十年+C/C++，六年+Java，熟练掌握Makefile和Shell，基本掌握Python和Php等脚本语言。</text:p>
        </text:list-item>
        <text:list-item>
          <text:p text:style-name="P2">六年+Android开发经验，近五年架构和管理经验，涉及Framework, MultiMedia, 原生应用 ，输入法, 微酷和酷6，京东彩票，CTS测试等。</text:p>
        </text:list-item>
        <text:list-item>
          <text:p text:style-name="P2">SCM 经验丰富，搭建Android开发环境，Review，wiki，Bug Tracker以及Daily Build等。</text:p>
        </text:list-item>
        <text:list-item>
          <text:p text:style-name="P2">熟练掌握Object Oriented，设计模式，重构以及单元测试等;</text:p>
        </text:list-item>
        <text:list-item>
          <text:p text:style-name="P2">熟练使用Arch/Debian/Ubuntu等类Unix操作系统，VIM, Eclipse等各种开发工具，正则表达式等;</text:p>
        </text:list-item>
        <text:list-item>
          <text:p text:style-name="P2">Win平台项目开发经验丰富, 熟练使用makefile, VC2005, VC6.0等IDE开发环境</text:p>
        </text:list-item>
        <text:list-item>
          <text:p text:style-name="P2">熟练掌握GDAL/OGR, GEOS, 了解JTS, JCS, RoadMatcher等开源技术;</text:p>
        </text:list-item>
        <text:list-item>
          <text:p text:style-name="P2">掌握扎实的计算机基础，数据结构，操作系统等，代码风格良好，质量高，逻辑严谨。</text:p>
        </text:list-item>
        <text:list-item>
          <text:p text:style-name="P2">通过了英语四六级考试，具备良好的听说读写能力;</text:p>
        </text:list-item>
        <text:list-item>
          <text:p text:style-name="P2">具有良好的团队协作精神和沟通表达能力，勇于并乐于接受挑战和探索尝试。</text:p>
        </text:list-item>
        <text:list-item>
          <text:p text:style-name="P2">善于克服困难，分析和解决问题。</text:p>
        </text:list-item>
      </text:list>
      <text:h text:style-name="Heading_20_2" text:outline-level="2">工作经历</text:h>
      <text:h text:style-name="Heading_20_3" text:outline-level="3"><text:span text:style-name="T1">软件架构师</text:span> @ 京东商城 移动研发部</text:h>
      <text:h text:style-name="Heading_20_4" text:outline-level="4">京东Android预研组负责人，京东架构委员会委员，京东评标专家</text:h>
      <text:p text:style-name="First_20_paragraph"><text:span text:style-name="T2">2013.6</text:span><text:span text:style-name="T3"> </text:span><text:span text:style-name="T4">-</text:span><text:span text:style-name="T5"> </text:span><text:span text:style-name="T6">now</text:span></text:p>
      <text:h text:style-name="Heading_20_4" text:outline-level="4">主要工作:</text:h>
      <text:list text:style-name="L3">
        <text:list-item>
          <text:p text:style-name="P3">完成京东彩票内嵌版一期，二期，三期，四期需求，设计，开发，测试并成功上线。</text:p>
        </text:list-item>
        <text:list-item>
          <text:p text:style-name="P3">正在进行京东彩票内嵌版五期和独立客户端开发。</text:p>
        </text:list-item>
        <text:list-item>
          <text:p text:style-name="P3">完成移动晒单项目开发</text:p>
        </text:list-item>
        <text:list-item>
          <text:p text:style-name="P3">完成移动语音搜索项目开发</text:p>
        </text:list-item>
        <text:list-item>
          <text:p text:style-name="P3">完成类apptimize的A/B测试工具原理研究和demo开发。</text:p>
        </text:list-item>
        <text:list-item>
          <text:p text:style-name="P3">完成网络api基础模块架构设计封装和彩票api封装。</text:p>
        </text:list-item>
        <text:list-item>
          <text:p text:style-name="P3">完成Git, Gerrit等工具和服务部署，完成daily build持续集成。</text:p>
        </text:list-item>
        <text:list-item>
          <text:p text:style-name="P3">完成自动化单元测试，和dailybuild集成，自动运行和报告。</text:p>
        </text:list-item>
        <text:list-item>
          <text:p text:style-name="P3">完成架构升级插件化项目Eclipse插件工具开发。</text:p>
        </text:list-item>
        <text:list-item>
          <text:p text:style-name="P3">完成部门内分享：提高研发效率和产品质量之工具篇</text:p>
        </text:list-item>
        <text:list-item>
          <text:p text:style-name="P3">解决京东商城客户端，闪购客户端部分疑难bug和优化等工作。</text:p>
        </text:list-item>
        <text:list-item>
          <text:p text:style-name="P3">分析京东客户端图片加载慢的问题，提出分析结论和解决办法。</text:p>
        </text:list-item>
      </text:list>
      <text:h text:style-name="Heading_20_3" text:outline-level="3"><text:span text:style-name="T7">高级研究员</text:span> @ 盛大创新院 多媒体主题院</text:h>
      <text:h text:style-name="Heading_20_4" text:outline-level="4">微酷Android负责人（Android开发共两人，项目团队共12人）</text:h>
      <text:p text:style-name="First_20_paragraph"><text:span text:style-name="T8">2012.3</text:span><text:span text:style-name="T9"> </text:span><text:span text:style-name="T10">-</text:span><text:span text:style-name="T11"> </text:span><text:span text:style-name="T12">2013.5</text:span></text:p>
      <text:h text:style-name="Heading_20_4" text:outline-level="4">获得荣誉</text:h>
      <text:list text:style-name="L4">
        <text:list-item>
          <text:p text:style-name="P4">2012年度，项目组荣获“最佳项目团队”奖。</text:p>
        </text:list-item>
      </text:list>
      <text:h text:style-name="Heading_20_4" text:outline-level="4">酷6工作 <text:span text:style-name="T13">2012.9-2013.5</text:span></text:h>
      <text:list text:style-name="L5">
        <text:list-item>
          <text:p text:style-name="P5">参与移动团队长远目标规划和短期计划制定。</text:p>
        </text:list-item>
        <text:list-item>
          <text:p text:style-name="P5">制定Android团队计划，设计产品与模块架构。</text:p>
        </text:list-item>
        <text:list-item>
          <text:p text:style-name="P5">重新设计应用框架，偏重模块化，规范化 ，并使用新框架实现酷6微电影应用。</text:p>
        </text:list-item>
        <text:list-item>
          <text:p text:style-name="P5">完成酷6视频新应用的“离线下载”模块。</text:p>
        </text:list-item>
        <text:list-item>
          <text:p text:style-name="P5">开发和维护酷6微电影和ChannelV。</text:p>
        </text:list-item>
        <text:list-item>
          <text:p text:style-name="P5">预研自有MediaPlayer视频播放引擎。</text:p>
        </text:list-item>
        <text:list-item>
          <text:p text:style-name="P5">设计和开发酷6拍客。</text:p>
        </text:list-item>
      </text:list>
      <text:h text:style-name="Heading_20_4" text:outline-level="4">创新院工作 <text:span text:style-name="T14">2012.3-2012.9</text:span></text:h>
      <text:list text:style-name="L6">
        <text:list-item>
          <text:p text:style-name="P6">完成微酷1.3，1.4和1.5三个版本的开发。</text:p>
        </text:list-item>
        <text:list-item>
          <text:p text:style-name="P6">针对1.x存在问题，并根据2.x全新设计对Android版应用进行重新设计，模块化，框架搭建，代码规范化。</text:p>
        </text:list-item>
        <text:list-item>
          <text:p text:style-name="P6">完成微酷各版本级定制版自动化开发版日构建和release版发布。</text:p>
        </text:list-item>
        <text:list-item>
          <text:p text:style-name="P6">完成行为统计iAnalytics SDK及Demo开发，并协助集成至微酷和智能相册。</text:p>
        </text:list-item>
        <text:list-item>
          <text:p text:style-name="P6">完成MediaRecorder SDK及Demo开发，并协助以插件形式集成至有你。</text:p>
        </text:list-item>
        <text:list-item>
          <text:p text:style-name="P6">支援智能相册，解决重要bug，发现更深问题并解决。</text:p>
        </text:list-item>
        <text:list-item>
          <text:p text:style-name="P6">协助Real2Virtual解决重要bug，如内存泄漏问题等。</text:p>
        </text:list-item>
      </text:list>
      <text:h text:style-name="Heading_20_3" text:outline-level="3"><text:span text:style-name="T15">研发高级经理</text:span> @ 北京乐投科技有限公司</text:h>
      <text:h text:style-name="Heading_20_4" text:outline-level="4">Android原生应用和Framework组负责人</text:h>
      <text:p text:style-name="First_20_paragraph"><text:span text:style-name="T16">2011.12</text:span><text:span text:style-name="T17"> </text:span><text:span text:style-name="T18">-</text:span><text:span text:style-name="T19"> </text:span><text:span text:style-name="T20">2012.3</text:span></text:p>
      <text:h text:style-name="Heading_20_4" text:outline-level="4">主要工作</text:h>
      <text:list text:style-name="L7">
        <text:list-item>
          <text:p text:style-name="P7">参与产品规划，设计及定义。</text:p>
        </text:list-item>
        <text:list-item>
          <text:p text:style-name="P7">负责framework feature开发和bug fix等。</text:p>
        </text:list-item>
        <text:list-item>
          <text:p text:style-name="P7">负责原生应用如Gallery, Music等开发和bug fix等。</text:p>
        </text:list-item>
        <text:list-item>
          <text:p text:style-name="P7">负责Multimedia feature开发和bug fix等。</text:p>
        </text:list-item>
        <text:list-item>
          <text:p text:style-name="P7">负责wowSearch MoviePlayer原型开发。</text:p>
        </text:list-item>
        <text:list-item>
          <text:p text:style-name="P7">负责reader pad的Home原型开发等。</text:p>
        </text:list-item>
      </text:list>
      <text:h text:style-name="Heading_20_3" text:outline-level="3"><text:span text:style-name="T21">软件架构师&amp;技术经理</text:span> @ 北京赛科世纪数码科技有限公司</text:h>
      <text:h text:style-name="Heading_20_4" text:outline-level="4">智能机顶盒软件架构师，Framework, Multimedia, VOIP，SCM等六个team负责人</text:h>
      <text:p text:style-name="First_20_paragraph"><text:span text:style-name="T22">2010.5</text:span><text:span text:style-name="T23"> </text:span><text:span text:style-name="T24">-</text:span><text:span text:style-name="T25"> </text:span><text:span text:style-name="T26">2011.12</text:span></text:p>
      <text:h text:style-name="Heading_20_4" text:outline-level="4">获得荣誉</text:h>
      <text:list text:style-name="L8">
        <text:list-item>
          <text:p text:style-name="P8">2010年度，项目组被评为赛科世纪“飞虎群英奖”。</text:p>
        </text:list-item>
        <text:list-item>
          <text:p text:style-name="P8">2010年度，个人被评为赛科世纪“爱迪生创新奖”。</text:p>
        </text:list-item>
      </text:list>
      <text:h text:style-name="Heading_20_4" text:outline-level="4">研发方向工作</text:h>
      <text:list text:style-name="L9">
        <text:list-item>
          <text:p text:style-name="P9">初期担任软件架构师，主要负责：</text:p>
          <text:list text:style-name="L10">
            <text:list-item>
              <text:p text:style-name="P10">负责产品规划和定义，制定年度目标。</text:p>
            </text:list-item>
            <text:list-item>
              <text:p text:style-name="P10">组建Android团队，由1人发展至7人。</text:p>
            </text:list-item>
            <text:list-item>
              <text:p text:style-name="P10">协助制板和移植工作，6月正式启动，7月移植初步成功。</text:p>
            </text:list-item>
          </text:list>
        </text:list-item>
        <text:list-item>
          <text:p text:style-name="P9">中期兼任Multimedia团队team leader，团队由3人至7人。</text:p>
          <text:list text:style-name="L11">
            <text:list-item>
              <text:p text:style-name="P11">多媒体团队工作组织和安排。</text:p>
            </text:list-item>
            <text:list-item>
              <text:p text:style-name="P11">完成基于OpenCore的AVI和MKV扩展。</text:p>
            </text:list-item>
            <text:list-item>
              <text:p text:style-name="P11">完成H.264等格式的硬解对接和兼容。</text:p>
            </text:list-item>
            <text:list-item>
              <text:p text:style-name="P11">完成MediaScanner扫描机制的修改，适应多个USB设备。</text:p>
            </text:list-item>
            <text:list-item>
              <text:p text:style-name="P11">完成VideoPlayer应用的开发。</text:p>
            </text:list-item>
            <text:list-item>
              <text:p text:style-name="P11">完成VideoPhone的移植和完善。</text:p>
            </text:list-item>
          </text:list>
        </text:list-item>
        <text:list-item>
          <text:p text:style-name="P9">后续兼任Framework team leader，小团队共16人</text:p>
          <text:list text:style-name="L12">
            <text:list-item>
              <text:p text:style-name="P12">MultiMedia方向4人，主要完成基于ffmpeg的StageFright插件等工作。</text:p>
            </text:list-item>
            <text:list-item>
              <text:p text:style-name="P12">VidePhone方向2人，主要负责VideoPhone的开发和维护，SIP协议，硬解码和硬编码，同时和客户的VideoPhone进行对接。</text:p>
            </text:list-item>
            <text:list-item>
              <text:p text:style-name="P12">Network方向2人，主要完成Wifi，Bluetooth和LAN的硬件适配和功能完善，实现手机遥控器的Service和Client。</text:p>
            </text:list-item>
            <text:list-item>
              <text:p text:style-name="P12">SCM 方向3人，主要负责配置管理服务搭建和维护工作，比如分支的创建，版本的发布，流程梳理等。</text:p>
            </text:list-item>
            <text:list-item>
              <text:p text:style-name="P12">应用方向，3人，开发VideoPlayer3D，Music，Gallery3D，VideoPhone App，升级功能包括增量升级。</text:p>
            </text:list-item>
            <text:list-item>
              <text:p text:style-name="P12">GUI Framework方向，2人，主要完成framework功能开发和bug修改等。</text:p>
            </text:list-item>
          </text:list>
        </text:list-item>
        <text:list-item>
          <text:p text:style-name="P9">Q3 主要担任软件三部(共约40人)技术经理，负责Android方向技术把握和支持。</text:p>
          <text:list text:style-name="L13">
            <text:list-item>
              <text:p text:style-name="P13">主要包括Framework功能开发和bug修改。</text:p>
            </text:list-item>
            <text:list-item>
              <text:p text:style-name="P13">疑难问题解决如游戏移植闪烁问题和USB丢失文件等问题。</text:p>
            </text:list-item>
          </text:list>
        </text:list-item>
      </text:list>
      <text:h text:style-name="Heading_20_4" text:outline-level="4">SCM 方向 - 为研发服务，节省开发时间，提升工作效率，减少人力工作。</text:h>
      <text:h text:style-name="Heading_20_3" text:outline-level="3"><text:span text:style-name="T27">资深软件工程师</text:span> @ 播思通讯 GUI-Framework项目组</text:h>
      <text:p text:style-name="First_20_paragraph"><text:span text:style-name="T28">2008.10</text:span><text:span text:style-name="T29"> </text:span><text:span text:style-name="T30">-</text:span><text:span text:style-name="T31"> </text:span><text:span text:style-name="T32">2010.5</text:span></text:p>
      <text:h text:style-name="Heading_20_4" text:outline-level="4">主要工作</text:h>
      <text:list text:style-name="L14">
        <text:list-item>
          <text:p text:style-name="P14">负责Android输入法设计，开发，技术支持，bug fix以及性能优化等。</text:p>
        </text:list-item>
        <text:list-item>
          <text:p text:style-name="P14">负责 GUI-Framework 文字相关功能扩展开发，维护以及技术支持等;</text:p>
        </text:list-item>
        <text:list-item>
          <text:p text:style-name="P14">负责 GUI-Framework Widget 扩展、开发、维护和技术支持等;</text:p>
        </text:list-item>
      </text:list>
      <text:h text:style-name="Heading_20_4" text:outline-level="4">主要成果</text:h>
      <text:list text:style-name="L15">
        <text:list-item>
          <text:p text:style-name="P15">完成基于Android1.0的OMS1.0和FBW1.2平台12键拼音输入法。</text:p>
        </text:list-item>
        <text:list-item>
          <text:p text:style-name="P15">完成基于Android1.0的OMS1.0和FBW1.2平台全键盘拼音输入法。</text:p>
        </text:list-item>
        <text:list-item>
          <text:p text:style-name="P15">完成AutoText功能并merge到基于Android1.5的OMS1.5平台。</text:p>
        </text:list-item>
        <text:list-item>
          <text:p text:style-name="P15">完成double click手势并提高用户体验和易用性。</text:p>
        </text:list-item>
        <text:list-item>
          <text:p text:style-name="P15">参与三个Copy&amp;Paste方案设计讨论和改进，并完成功能实现和易用性提高，最终设计进入OMS2.0发布。</text:p>
        </text:list-item>
        <text:list-item>
          <text:p text:style-name="P15">开发和维护GUI-framework Widget如TextView，ScrollView，DynamicLayout等。</text:p>
        </text:list-item>
        <text:list-item>
          <text:p text:style-name="P15">fix GUI-framework相关bug等。</text:p>
        </text:list-item>
      </text:list>
      <text:h text:style-name="Heading_20_3" text:outline-level="3"><text:span text:style-name="T33">高级软件开发工程师</text:span> @ 灵图软件 技术预研项目组&amp;数据检查系统（QCS）项目组</text:h>
      <text:p text:style-name="First_20_paragraph"><text:span text:style-name="T34">2006.12</text:span><text:span text:style-name="T35"> </text:span><text:span text:style-name="T36">-</text:span><text:span text:style-name="T37"> </text:span><text:span text:style-name="T38">2008.10</text:span></text:p>
      <text:h text:style-name="Heading_20_4" text:outline-level="4">获得荣誉</text:h>
      <text:list text:style-name="L16">
        <text:list-item>
          <text:p text:style-name="P16">2007年度，项目组被评为灵图公司“年度卓越团队”。</text:p>
        </text:list-item>
        <text:list-item>
          <text:p text:style-name="P16">2007年度，个人被评为灵图公司“年度创新之星”。 ####主要工作</text:p>
        </text:list-item>
        <text:list-item>
          <text:p text:style-name="P16">数据检查系统一期（QCS），主要负责拓扑、形态类检查项开发及相关预研工作；</text:p>
        </text:list-item>
        <text:list-item>
          <text:p text:style-name="P16">技术预研，主要负责GIS方向开源技术如GEOS等，为其他开发人员提供技术支持；</text:p>
        </text:list-item>
        <text:list-item>
          <text:p text:style-name="P16">数据方向工具开发, 为数据生产提供支持；</text:p>
        </text:list-item>
        <text:list-item>
          <text:p text:style-name="P16">数据检查系统二期(QCS2), 主要负责系统重构优化设计和管理及相关预研工作等;</text:p>
        </text:list-item>
        <text:list-item>
          <text:p text:style-name="P16">技术预研项目组，主要负责软件开发和GIS方向新技术的学习和研究，基础库的开发 和维护以及部门技术方向的培训。</text:p>
        </text:list-item>
      </text:list>
      <text:h text:style-name="Heading_20_4" text:outline-level="4">主要成果</text:h>
      <text:list text:style-name="L17">
        <text:list-item>
          <text:p text:style-name="P17">熟练掌握诸多GIS开源技术如GDAL/OGR, GEOS, PROJ.4, MITAB, BOOST GRAPH等， 在项目开发中广泛应用，大大提高了开发效率并降低了开发难度；</text:p>
        </text:list-item>
        <text:list-item>
          <text:p text:style-name="P17">提炼公用算法形成代码库或动态库，为部门做技术积累，减少类似工具开发的重复 工作量，提供效率；</text:p>
        </text:list-item>
        <text:list-item>
          <text:p text:style-name="P17">实现了很多原本用MapBasic在技术上无法实现的工具，如引导点生成工具；</text:p>
        </text:list-item>
        <text:list-item>
          <text:p text:style-name="P17">在技术上对部门工具和项目开发进行支持，解决许多技术难点；</text:p>
        </text:list-item>
        <text:list-item>
          <text:p text:style-name="P17">完成QCS2开发、单元测试、测试等整体框架，测试由原来逐项测试，手工比对结果 提升到自动化批量测试的方式，减少了测试人员的工作量，大大提高了测试的效率；</text:p>
        </text:list-item>
        <text:list-item>
          <text:p text:style-name="P17">完成了lt_matcher等基础库的开发，以支持工具、系统项目的开发；</text:p>
        </text:list-item>
        <text:list-item>
          <text:p text:style-name="P17">进行技术培训，提升部门同事的开发能力和学习兴趣；</text:p>
        </text:list-item>
      </text:list>
      <text:h text:style-name="Heading_20_2" text:outline-level="2">教育背景</text:h>
      <text:h text:style-name="Heading_20_3" text:outline-level="3">工学硕士 @ 北京交通大学</text:h>
      <text:h text:style-name="Heading_20_4" text:outline-level="4">计算机与信息技术学院 信息科学研究所 信号与信息处理专业</text:h>
      <text:p text:style-name="First_20_paragraph"><text:span text:style-name="T39">2004.9</text:span><text:span text:style-name="T40"> </text:span><text:span text:style-name="T41">-</text:span><text:span text:style-name="T42"> </text:span><text:span text:style-name="T43">2007.1</text:span></text:p>
      <text:h text:style-name="Heading_20_4" text:outline-level="4">发表论文</text:h>
      <text:list text:style-name="L18">
        <text:list-item>
          <text:p text:style-name="P18">A Reversible Watermark Scheme Combined with Hash Function and Lossless Compression, Lecture Notes in Computer Science, Volume 3684/2005, pp: 1168-1174,SCIE检索，第一作者</text:p>
        </text:list-item>
        <text:list-item>
          <text:p text:style-name="P18">可以自恢复和篡改定位的可逆数字水印，哈尔滨工业大学学报，Vol. 38(Sup.), 2006, pp: 791-794, EI检索，第一作者</text:p>
        </text:list-item>
      </text:list>
      <text:h text:style-name="Heading_20_4" text:outline-level="4">开发实习</text:h>
      <text:list text:style-name="L19">
        <text:list-item>
          <text:p text:style-name="P19">嵌入式设备Nand Flash 编程器开发项目等。</text:p>
        </text:list-item>
        <text:list-item>
          <text:p text:style-name="P19">在北京神鹰广宇科技有限责任公司任C++程序设计讲师。</text:p>
        </text:list-item>
      </text:list>
      <text:h text:style-name="Heading_20_3" text:outline-level="3">工学学士 @ 国防科学技术大学</text:h>
      <text:h text:style-name="Heading_20_4" text:outline-level="4">机电工程与自动化学院 自动化专业，</text:h>
      <text:p text:style-name="First_20_paragraph"><text:span text:style-name="T44">2000.9</text:span><text:span text:style-name="T45"> </text:span><text:span text:style-name="T46">-</text:span><text:span text:style-name="T47"> </text:span><text:span text:style-name="T48">2004.7</text:span></text:p>
      <text:h text:style-name="Heading_20_4" text:outline-level="4">获得荣誉</text:h>
      <text:list text:style-name="L20">
        <text:list-item>
          <text:p text:style-name="P20">2002 - 2003学年，被评为<text:span text:style-name="T49">校优秀学员</text:span>，位列专业<text:span text:style-name="T50">第一名</text:span>。</text:p>
        </text:list-item>
        <text:list-item>
          <text:p text:style-name="P20">2001、2003、2004学年三次荣获曾宪梓奖学金。</text:p>
        </text:list-item>
      </text:list>
      <text:h text:style-name="Heading_20_2" text:outline-level="2">自我评价和爱好</text:h>
      <text:list text:style-name="L21">
        <text:list-item>
          <text:p text:style-name="P21">开朗乐观自信，积极主动，喜欢思考，见解独到；</text:p>
        </text:list-item>
        <text:list-item>
          <text:p text:style-name="P21">爱问为什么，极具潜力和领悟力，有很好的分析和解决问题能力；</text:p>
        </text:list-item>
        <text:list-item>
          <text:p text:style-name="P21">对学习工作异常忘我和投入，总是充满了激情与活力。</text:p>
        </text:list-item>
        <text:list-item>
          <text:p text:style-name="P21">热爱乒乓球、篮球等球类运动，曾获计算机学院乒乓球比赛男子单打冠军和团体赛季军；</text:p>
        </text:list-item>
        <text:list-item>
          <text:p text:style-name="P21">热爱大自然，喜欢音乐，摄影，户外，登山等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